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40cd6" officeooo:paragraph-rsid="002634bd" style:font-size-asian="14pt" style:font-size-complex="14pt"/>
    </style:style>
    <style:style style:name="P2" style:family="paragraph" style:parent-style-name="Standard">
      <style:text-properties fo:font-size="14pt" officeooo:rsid="0019274f" officeooo:paragraph-rsid="002634bd" style:font-size-asian="14pt" style:font-size-complex="14pt"/>
    </style:style>
    <style:style style:name="P3" style:family="paragraph" style:parent-style-name="Standard">
      <style:text-properties officeooo:rsid="00254d08" officeooo:paragraph-rsid="002634bd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fo:font-size="14pt" officeooo:rsid="0019274f" officeooo:paragraph-rsid="002634bd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19274f" officeooo:paragraph-rsid="002634bd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05019" officeooo:paragraph-rsid="002634bd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2461d" officeooo:paragraph-rsid="002634bd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officeooo:rsid="00240cd6" officeooo:paragraph-rsid="002634bd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40cd6" officeooo:paragraph-rsid="002634bd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fo:font-size="14pt" officeooo:rsid="00240cd6" officeooo:paragraph-rsid="002634bd" style:font-size-asian="14pt" style:font-size-complex="14pt"/>
    </style:style>
    <style:style style:name="P11" style:family="paragraph" style:parent-style-name="Standard">
      <style:paragraph-properties fo:break-before="page"/>
      <style:text-properties fo:font-size="14pt" fo:font-weight="bold" officeooo:rsid="0019274f" officeooo:paragraph-rsid="002634b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font-size="14pt" officeooo:rsid="0019274f" officeooo:paragraph-rsid="002634bd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fo:font-weight="bold" officeooo:rsid="00254d08" officeooo:paragraph-rsid="002634bd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72a11" officeooo:paragraph-rsid="00272a11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72a11" officeooo:paragraph-rsid="00290ec9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fo:font-weight="normal" officeooo:rsid="002ba818" officeooo:paragraph-rsid="002ba818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font-size="14pt" fo:font-weight="normal" officeooo:rsid="002ba818" officeooo:paragraph-rsid="002d48f2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officeooo:paragraph-rsid="002ba818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fo:font-size="14pt" fo:font-weight="normal" officeooo:rsid="00272a11" officeooo:paragraph-rsid="00272a11" style:font-size-asian="14pt" style:font-weight-asian="normal" style:font-size-complex="14pt" style:font-weight-complex="normal"/>
    </style:style>
    <style:style style:name="T1" style:family="text">
      <style:text-properties officeooo:rsid="001a32eb"/>
    </style:style>
    <style:style style:name="T2" style:family="text">
      <style:text-properties officeooo:rsid="0022461d"/>
    </style:style>
    <style:style style:name="T3" style:family="text">
      <style:text-properties officeooo:rsid="00240cd6"/>
    </style:style>
    <style:style style:name="T4" style:family="text">
      <style:text-properties officeooo:rsid="00254d08"/>
    </style:style>
    <style:style style:name="T5" style:family="text">
      <style:text-properties officeooo:rsid="00290ec9"/>
    </style:style>
    <style:style style:name="T6" style:family="text">
      <style:text-properties officeooo:rsid="002ba818"/>
    </style:style>
    <style:style style:name="T7" style:family="text">
      <style:text-properties fo:font-size="14pt" fo:font-weight="normal" officeooo:rsid="002ba818" style:font-size-asian="14pt" style:font-weight-asian="normal" style:font-size-complex="14pt" style:font-weight-complex="normal"/>
    </style:style>
    <style:style style:name="T8" style:family="text">
      <style:text-properties officeooo:rsid="002d48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ведение</text:p>
      <text:p text:style-name="P2"/>
      <text:p text:style-name="P4">Компания Proanalytics <text:span text:style-name="T1">занимается мониторингом цен на товары в интернет-магазинах, и предоставляет различные отчеты для магазинов конкурентов по собранным данным о товарах с различных сайтов. Для компании важно иметь собственный классификатор товаров, который на данный момент составляется <text:s/>вручную. Это представляет огромные затраты и большой объем рутинной работы. На данный момент существуют технологии, которые позволяют автоматизировать эту работу.</text:span></text:p>
      <text:p text:style-name="P5">Данная дипломная работа решает реальную проблему бизнеса. Цель этой работы — разработать систему, позволяющую гораздо быстрее классифицировать товары с минимальными затратами ресурсов.</text:p>
      <text:p text:style-name="P6">Для достижения этой цели решено применить методы интеллектуального анализа и были поставлены следующие задачи:</text:p>
      <text:p text:style-name="P6">1<text:span text:style-name="T2">) Изучить теоретические основы интеллектуального анализа данных, основные технологии и библиотеки для практического применения методов</text:span></text:p>
      <text:p text:style-name="P7">2) Собрать и проанализировать данные</text:p>
      <text:p text:style-name="P7">3<text:span text:style-name="T3">) Выбрать метрику и способ оценки качества моделей</text:span></text:p>
      <text:p text:style-name="P8">4) Построить и оценить различные модели</text:p>
      <text:p text:style-name="P8">5) Внедрить модель в промышленное применение</text:p>
      <text:p text:style-name="P10"><text:tab/><text:span text:style-name="T4">В ходе разработке будут исследованы различные способы подготовки данных и методы машинного обучения.</text:span></text:p>
      <text:p text:style-name="P10"><text:tab/><text:span text:style-name="T4">Более того, данная работа может оказаться полезной не только для конкретной компании, поскольку в данной работе будет проведено исследование различных методов. Это может дать пользу последующим исследованиям в области обработки естественного языка.</text:span></text:p>
      <text:p text:style-name="P9"/>
      <text:p text:style-name="P2"/>
      <text:p text:style-name="P12">Оглавление</text:p>
      <text:p text:style-name="P2">1. Постановка задачи</text:p>
      <text:p text:style-name="P2">2. Сбор данных</text:p>
      <text:p text:style-name="P2">3. Подготовка и анализ данных</text:p>
      <text:p text:style-name="P2">4. Моделирование</text:p>
      <text:p text:style-name="P2">5. Оценка</text:p>
      <text:p text:style-name="P1">6. Внедрение</text:p>
      <text:p text:style-name="P2"><text:span text:style-name="T3">7.</text:span> Дальнейшее развитие</text:p>
      <text:p text:style-name="P2"/>
      <text:p text:style-name="P3"/>
      <text:p text:style-name="P13">1. <text:span text:style-name="T5">Бизнес-анализ</text:span></text:p>
      <text:p text:style-name="P19">Компания ProAnalytics ежедневно собирает информацию о миллионах цен в день с различных сайтов — интернет-магазинов. В нее входит наименование цен, текст категории, изображение товара, характеристики, цена, описание, <text:span text:style-name="T6">наличие</text:span>. Для отдельных заказчиков может собираться дополнительно другая информация.</text:p>
      <text:p text:style-name="P14">Клиентами компании являются вендоры либо интернет-магазины. Как правило они заказывают отчеты по ценам на товары конкурентов. Для многих отчетов требуется информация по товарам в разрезе определенных категорий. Проблема заключается в том, что у каждого интернет-магазина своя структура каталога товаров. Поскольку собирается информация с различных интернет-магазинов, собранные товары требуется классифицировать в единый каталог.</text:p>
      <text:p text:style-name="P15">На данный момент эта классификация производится вручную работниками компании. Т.е. работники вручную привязывают по определенному списку некоторые товары к категори<text:span text:style-name="T5">ям</text:span>, к которой эти товары относятся. </text:p>
      <text:p text:style-name="P18"><text:span text:style-name="T7">Целью является автоматизация этого процесса. Необходимо разработать программный продукт, который снизит затраты, и позволит более оперативно классифицировать товары, повышая довольство клиентов.</text:span></text:p>
      <text:p text:style-name="P15"><text:span text:style-name="T5">З</text:span>а период существования компании был<text:span text:style-name="T5">о</text:span> пр<text:span text:style-name="T5">ивязано</text:span> порядка миллиона <text:span text:style-name="T5">товаров. Накопленные данные можно исследовать, и на их основе создать классификатор, который смог бы автоматически классифицировать товар.</text:span></text:p>
      <text:p text:style-name="P17">Процесс ручной классификации выглядит следующим образом. Работник открывает специальную панель, на который выпадает список товаров, для <text:soft-page-break/>которых необходимо определить категорию. Для них он выбирает нужную категорию. Для некоторых товаров автоматически предлага<text:span text:style-name="T8">ются категории по ключевым словам, составленным вручную, и работник только выбирает «Да» или «Нет».</text:span></text:p>
      <text:p text:style-name="P17"><text:span text:style-name="T8">В процессе сбора данных было предложено дополнительно собирать нажатие кнопки «Нет». Т.е. при нажатии «Нет» в базе должна сохранятся запись, которая говорит о том, что конкретный товар не принадлежит конкретной категории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35:08.100000385</meta:creation-date>
    <dc:date>2018-04-25T14:22:43.450853009</dc:date>
    <meta:editing-duration>PT51M3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27" meta:word-count="433" meta:character-count="3461" meta:non-whitespace-character-count="3049"/>
  </office:meta>
</office:document-meta>
</file>